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 style:list-style-name="L1">
      <style:paragraph-properties fo:line-height="150%"/>
      <style:text-properties officeooo:rsid="00258b3a" officeooo:paragraph-rsid="00258b3a"/>
    </style:style>
    <style:style style:name="P3" style:family="paragraph" style:parent-style-name="Standard" style:list-style-name="L1">
      <style:paragraph-properties fo:line-height="150%"/>
      <style:text-properties officeooo:rsid="00290db9" officeooo:paragraph-rsid="00290db9"/>
    </style:style>
    <style:style style:name="P4" style:family="paragraph" style:parent-style-name="Standard" style:list-style-name="L1">
      <style:paragraph-properties fo:line-height="150%"/>
      <style:text-properties officeooo:rsid="002cb8ec" officeooo:paragraph-rsid="002cb8ec"/>
    </style:style>
    <style:style style:name="T1" style:family="text">
      <style:text-properties officeooo:rsid="001648f7"/>
    </style:style>
    <style:style style:name="T2" style:family="text">
      <style:text-properties officeooo:rsid="0028cdf8"/>
    </style:style>
    <style:style style:name="T3" style:family="text">
      <style:text-properties officeooo:rsid="002a46ce"/>
    </style:style>
    <style:style style:name="T4" style:family="text">
      <style:text-properties officeooo:rsid="002b759f"/>
    </style:style>
    <style:style style:name="T5" style:family="text">
      <style:text-properties officeooo:rsid="002d27c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<text:span text:style-name="T2">Медиатор</text:span>»:</text:p>
      <text:list text:style-name="L1">
        <text:list-item>
          <text:p text:style-name="P3">Работа с UI. Например в окне подключения к серверу может быть множество разных элементов: поле для ввода адреса сервера, кнопка для подключения, добавить какой то сервер в избранные, сменить никнейм и так далее… Всё это дело можно было <text:span text:style-name="T3">собрать</text:span> с помощью медиатора, который знал бы про все эти отдельные элементы интерфейса и, например, при нажатии на кнопку присоединения к серверу <text:span text:style-name="T4">вызывалась функция медиатора, которая бы</text:span> подтягивал<text:span text:style-name="T4">а</text:span> введённый адрес из поля и использовал<text:span text:style-name="T4">а</text:span> его. В таком случае не придется добавлять этот код в скрипт кнопки и делать её зависимой от поля для ввода адреса.</text:p>
        </text:list-item>
        <text:list-item>
          <text:p text:style-name="P4">Общение между разными ИИ агентами в игре. Они бы могли передавать друг другу информацию через медиатора и, например, запросить подкрепление из остальных ИИ агентов в группе на помощь при обнаружении игрока.</text:p>
          <text:p text:style-name="P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9-04T02:06:11.819296484</dc:date>
    <meta:editing-duration>PT51M3S</meta:editing-duration>
    <meta:editing-cycles>17</meta:editing-cycles>
    <meta:document-statistic meta:table-count="0" meta:image-count="0" meta:object-count="0" meta:page-count="1" meta:paragraph-count="3" meta:word-count="129" meta:character-count="829" meta:non-whitespace-character-count="705"/>
  </office:meta>
</office:document-meta>
</file>